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8pt" style:font-size-asian="28pt" style:font-size-complex="28pt"/>
    </style:style>
    <style:style style:name="P2" style:family="paragraph" style:parent-style-name="Standard">
      <style:text-properties officeooo:rsid="0016f288" officeooo:paragraph-rsid="0016f288"/>
    </style:style>
    <style:style style:name="P3" style:family="paragraph" style:parent-style-name="Standard">
      <style:paragraph-properties fo:text-align="center" style:justify-single-word="false"/>
      <style:text-properties officeooo:rsid="0016f288" officeooo:paragraph-rsid="0016f288"/>
    </style:style>
    <style:style style:name="P4" style:family="paragraph" style:parent-style-name="Standard">
      <style:text-properties officeooo:rsid="0016f288" officeooo:paragraph-rsid="00185680"/>
    </style:style>
    <style:style style:name="P5" style:family="paragraph" style:parent-style-name="Standard">
      <style:text-properties officeooo:rsid="0016f288" officeooo:paragraph-rsid="00198df3"/>
    </style:style>
    <style:style style:name="P6" style:family="paragraph" style:parent-style-name="Standard">
      <style:text-properties fo:font-style="italic" officeooo:rsid="0016f288" officeooo:paragraph-rsid="0016f288" style:font-style-asian="italic" style:font-style-complex="italic"/>
    </style:style>
    <style:style style:name="P7" style:family="paragraph" style:parent-style-name="Standard">
      <style:text-properties officeooo:rsid="00185680" officeooo:paragraph-rsid="00185680"/>
    </style:style>
    <style:style style:name="P8" style:family="paragraph" style:parent-style-name="Standard">
      <style:text-properties officeooo:rsid="00198df3" officeooo:paragraph-rsid="00198df3"/>
    </style:style>
    <style:style style:name="P9" style:family="paragraph" style:parent-style-name="Standard" style:list-style-name="L1">
      <style:text-properties officeooo:rsid="00198df3" officeooo:paragraph-rsid="00198df3"/>
    </style:style>
    <style:style style:name="P10" style:family="paragraph" style:parent-style-name="Standard">
      <style:text-properties officeooo:rsid="00198df3" officeooo:paragraph-rsid="00198df3"/>
    </style:style>
    <style:style style:name="T1" style:family="text">
      <style:text-properties officeooo:rsid="0016f288"/>
    </style:style>
    <style:style style:name="T2" style:family="text">
      <style:text-properties officeooo:rsid="000d0b9b"/>
    </style:style>
    <style:style style:name="T3" style:family="text">
      <style:text-properties officeooo:rsid="00185680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0d0b9b"/>
    </style:style>
    <style:style style:name="T6" style:family="text">
      <style:text-properties officeooo:rsid="001a7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queness in Single-Variable Proof<text:span text:style-name="T1">s</text:span></text:p>
      <text:p text:style-name="P3">by Sven Nilsen, 2020</text:p>
      <text:p text:style-name="P2"/>
      <text:p text:style-name="P6">In this paper I show that uniqueness equals existence in single-variable first-order proofs.</text:p>
      <text:p text:style-name="P2"/>
      <text:p text:style-name="P2">In first-order logic, a uniqueness proof is a stricter version of existence written `<text:span text:style-name="T2">∃!</text:span>` instead of `<text:span text:style-name="T2">∃</text:span>`:</text:p>
      <text:p text:style-name="P2"/>
      <text:p text:style-name="P2"><text:tab/><text:span text:style-name="T2">∃! a { p(a) }<text:tab/><text:tab/>&lt;=&gt;<text:tab/><text:tab/>∃ a { p(a) ∧ ¬∃ b { p(b) ∧ a ¬= b } }</text:span></text:p>
      <text:p text:style-name="P2"/>
      <text:p text:style-name="P2">When <text:span text:style-name="T3">the proof only uses a single variable, the following holds:</text:span></text:p>
      <text:p text:style-name="P2"/>
      <text:p text:style-name="P5"><text:tab/><text:span text:style-name="T2">∃! a { p(a) }<text:tab/><text:tab/>&lt;=&gt;<text:tab/><text:tab/>∃ a { p(a) }</text:span></text:p>
      <text:p text:style-name="P4"/>
      <text:p text:style-name="P7">This is because:</text:p>
      <text:p text:style-name="P7"/>
      <text:list xml:id="list6528652804192384457" text:style-name="L1">
        <text:list-item>
          <text:p text:style-name="P9">If `p(a)` returns `true`, then `p(b)` returns `true`, since `a == b`</text:p>
        </text:list-item>
        <text:list-item>
          <text:p text:style-name="P9">If `p(a)` returns `false`, then `p(b)` returns `false`, since `a == b`</text:p>
        </text:list-item>
      </text:list>
      <text:p text:style-name="P8"/>
      <text:p text:style-name="P8">Proof:</text:p>
      <text:p text:style-name="P8"/>
      <text:p text:style-name="P8"><text:span text:style-name="T4">∵</text:span><text:tab/><text:span text:style-name="T2">∃ a { p(a) ∧ ¬∃ b { p(b) ∧ a ¬= b } }</text:span></text:p>
      <text:p text:style-name="P8"><text:span text:style-name="T4">∴</text:span><text:tab/><text:span text:style-name="T2">∃ a { p(a) ∧ ¬∃ b { p(b) ∧ </text:span>false<text:span text:style-name="T2"> } }<text:tab/><text:tab/></text:span>Since `a == b`</text:p>
      <text:p text:style-name="P8"><text:span text:style-name="T4">∴</text:span><text:tab/><text:span text:style-name="T2">∃ a { p(a) ∧ ¬∃ b { </text:span>false<text:span text:style-name="T2"> } }</text:span></text:p>
      <text:p text:style-name="P8"><text:span text:style-name="T4">∴</text:span><text:tab/><text:span text:style-name="T2">∃ a { p(a) ∧ ¬</text:span>false <text:span text:style-name="T6">}</text:span></text:p>
      <text:p text:style-name="P8"><text:span text:style-name="T4">∴</text:span><text:tab/><text:span text:style-name="T2">∃ a { p(a) ∧ ¬</text:span>false <text:span text:style-name="T6">}</text:span></text:p>
      <text:p text:style-name="P8"><text:span text:style-name="T5">∴</text:span><text:span text:style-name="T2"><text:tab/>∃ a { p(a) ∧ </text:span>true <text:span text:style-name="T6">}</text:span></text:p>
      <text:p text:style-name="P8"><text:span text:style-name="T4">∴</text:span><text:tab/><text:span text:style-name="T2">∃ a { p(a) }</text:span></text:p>
      <text:p text:style-name="P8"/>
      <text:p text:style-name="P8">Q.E.D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0:44:40.690052000</meta:creation-date>
    <dc:date>2020-08-12T11:19:07.330759000</dc:date>
    <meta:editing-duration>PT11M1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9" meta:word-count="188" meta:character-count="780" meta:non-whitespace-character-count="606"/>
  </office:meta>
</office:document-meta>
</file>